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DelegateTransformer.begin_class( int version , int access , String className , Type superType , Type [ ] interfaces , String source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ddDelegateTransformer.addDelegate( Method 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ddDelegateTransformer.begin_method( int access , Signature sig , Type [ ] excep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ddDelegateTransformer.visitMethodInsn( int opcode , String owner , String name , String desc , boolean it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dDelegateTransformer.AddDelegateTransformer( Class delegateIf [ ] , Class delegate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